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text:style-name="WW_CharLFO4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style:page-number="1"/>
    </style:style>
    <style:style style:name="P2" style:parent-style-name="Título" style:family="paragraph">
      <style:paragraph-properties fo:text-align="center"/>
    </style:style>
    <style:style style:name="T3" style:parent-style-name="Fuentedepárrafopredeter." style:family="text">
      <style:text-properties fo:font-size="33pt" style:font-size-asian="33pt" style:font-size-complex="33pt"/>
    </style:style>
    <style:style style:name="T4" style:parent-style-name="Fuentedepárrafopredeter." style:family="text">
      <style:text-properties fo:font-size="33pt" style:font-size-asian="33pt" style:font-size-complex="33pt" fo:language="es" fo:country="ES"/>
    </style:style>
    <style:style style:name="P5" style:parent-style-name="Subtítulo" style:family="paragraph">
      <style:paragraph-properties fo:text-align="center"/>
    </style:style>
    <style:style style:name="T6" style:parent-style-name="Fuentedepárrafopredeter." style:family="text">
      <style:text-properties fo:font-size="22pt" style:font-size-asian="22pt" style:font-size-complex="22pt"/>
    </style:style>
    <style:style style:name="P7" style:parent-style-name="Título1" style:family="paragraph">
      <style:paragraph-properties fo:break-before="page"/>
    </style:style>
    <style:style style:name="P8" style:parent-style-name="Standard" style:family="paragraph"/>
    <style:style style:name="T9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10" style:parent-style-name="Standard" style:family="paragraph"/>
    <style:style style:name="T11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T17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18" style:parent-style-name="Standard" style:family="paragraph"/>
    <style:style style:name="T19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20" style:parent-style-name="Standard" style:family="paragraph"/>
    <style:style style:name="T21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T26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P27" style:parent-style-name="Standard" style:family="paragraph"/>
    <style:style style:name="P28" style:parent-style-name="Standard" style:family="paragraph"/>
    <style:style style:name="P29" style:parent-style-name="Título1" style:family="paragraph">
      <style:paragraph-properties fo:break-before="page"/>
      <style:text-properties fo:language="es" fo:country="ES"/>
    </style:style>
    <style:style style:name="T30" style:parent-style-name="Fuentedepárrafopredeter." style:family="text">
      <style:text-properties fo:font-weight="bold" style:font-weight-asian="bold" fo:font-size="14pt" style:font-size-asian="14pt" style:font-size-complex="14pt" fo:language="es" fo:country="ES"/>
    </style:style>
    <style:style style:name="T31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P32" style:parent-style-name="NormalWeb" style:family="paragraph"/>
    <style:style style:name="P33" style:parent-style-name="NormalWeb" style:family="paragraph"/>
    <style:style style:name="P34" style:parent-style-name="NormalWeb" style:family="paragraph"/>
    <style:style style:name="P35" style:parent-style-name="NormalWeb" style:family="paragraph"/>
    <style:style style:name="P36" style:parent-style-name="Normal" style:family="paragraph">
      <style:text-properties fo:font-weight="bold" style:font-weight-asian="bold" fo:font-size="14pt" style:font-size-asian="14pt" style:font-size-complex="14pt"/>
    </style:style>
    <style:style style:name="P3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3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3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45" style:parent-style-name="Normal" style:family="paragraph">
      <style:text-properties fo:font-weight="bold" style:font-weight-asian="bold" fo:font-size="14pt" style:font-size-asian="14pt" style:font-size-complex="14pt"/>
    </style:style>
    <style:style style:name="P46" style:parent-style-name="NormalWeb" style:family="paragraph"/>
    <style:style style:name="P4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48" style:parent-style-name="Fuentedepárrafopredeter." style:family="text">
      <style:text-properties fo:language="es" fo:country="ES"/>
    </style:style>
    <style:style style:name="T49" style:parent-style-name="Hipervínculo" style:family="text">
      <style:text-properties fo:language="es" fo:country="ES"/>
    </style:style>
    <style:style style:name="T50" style:parent-style-name="Fuentedepárrafopredeter." style:family="text">
      <style:text-properties fo:language="es" fo:country="ES"/>
    </style:style>
    <style:style style:name="P51" style:parent-style-name="NormalWeb" style:family="paragraph"/>
    <style:style style:name="P5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5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5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55" style:parent-style-name="NormalWeb" style:family="paragraph"/>
    <style:style style:name="P5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57" style:parent-style-name="NormalWeb" style:family="paragraph"/>
    <style:style style:name="P58" style:parent-style-name="Normal" style:family="paragraph">
      <style:text-properties fo:font-weight="bold" style:font-weight-asian="bold" fo:font-size="14pt" style:font-size-asian="14pt" style:font-size-complex="14pt"/>
    </style:style>
    <style:style style:name="P5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60" style:parent-style-name="Textoennegrita" style:family="text">
      <style:text-properties fo:language="es" fo:country="ES"/>
    </style:style>
    <style:style style:name="P6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6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63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64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65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66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67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68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69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70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71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72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73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74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P75" style:parent-style-name="Normal" style:family="paragraph">
      <style:text-properties fo:font-weight="bold" style:font-weight-asian="bold" fo:font-size="14pt" style:font-size-asian="14pt" style:font-size-complex="14pt" fo:language="es" fo:country="ES"/>
    </style:style>
    <style:style style:name="T76" style:parent-style-name="Fuentedepárrafopredeter." style:family="text">
      <style:text-properties fo:font-weight="bold" style:font-weight-asian="bold" fo:font-size="14pt" style:font-size-asian="14pt" style:font-size-complex="14pt" fo:language="es" fo:country="ES"/>
    </style:style>
    <style:style style:name="T77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78" style:parent-style-name="Fuentedepárrafopredeter." style:family="text">
      <style:text-properties fo:font-weight="bold" style:font-weight-asian="bold" fo:font-size="14pt" style:font-size-asian="14pt" style:font-size-complex="14pt" fo:language="es" fo:country="ES"/>
    </style:style>
    <style:style style:name="T79" style:parent-style-name="Fuentedepárrafopredeter." style:family="text">
      <style:text-properties fo:language="es" fo:country="ES"/>
    </style:style>
    <style:style style:name="T80" style:parent-style-name="Fuentedepárrafopredeter." style:family="text">
      <style:text-properties fo:language="es" fo:country="ES"/>
    </style:style>
    <style:style style:name="P8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8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8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8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8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8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8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8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9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9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9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93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T94" style:parent-style-name="Fuentedepárrafopredeter." style:family="text">
      <style:text-properties fo:language="es" fo:country="ES"/>
    </style:style>
    <style:style style:name="T95" style:parent-style-name="Fuentedepárrafopredeter." style:family="text">
      <style:text-properties fo:language="es" fo:country="ES"/>
    </style:style>
    <style:style style:name="T96" style:parent-style-name="Fuentedepárrafopredeter." style:family="text">
      <style:text-properties fo:language="es" fo:country="ES"/>
    </style:style>
    <style:style style:name="P97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9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9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P10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0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P10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0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10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P10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0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10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10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09" style:parent-style-name="Standard" style:family="paragraph">
      <style:text-properties fo:language="es" fo:country="ES"/>
    </style:style>
    <style:style style:name="T110" style:parent-style-name="Fuentedepárrafopredeter." style:family="text">
      <style:text-properties fo:language="es" fo:country="ES"/>
    </style:style>
    <style:style style:name="T111" style:parent-style-name="Fuentedepárrafopredeter." style:family="text">
      <style:text-properties fo:language="es" fo:country="ES"/>
    </style:style>
    <style:style style:name="T112" style:parent-style-name="Fuentedepárrafopredeter." style:family="text">
      <style:text-properties fo:language="es" fo:country="ES"/>
    </style:style>
    <style:style style:name="P11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1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11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11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1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1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11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2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2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12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23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2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12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2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2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12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29" style:parent-style-name="Standard" style:family="paragraph">
      <style:text-properties fo:language="es" fo:country="ES"/>
    </style:style>
    <style:style style:name="T130" style:parent-style-name="Fuentedepárrafopredeter." style:family="text">
      <style:text-properties fo:language="es" fo:country="ES"/>
    </style:style>
    <style:style style:name="T131" style:parent-style-name="Fuentedepárrafopredeter." style:family="text">
      <style:text-properties fo:language="es" fo:country="ES"/>
    </style:style>
    <style:style style:name="T132" style:parent-style-name="Fuentedepárrafopredeter." style:family="text">
      <style:text-properties fo:language="es" fo:country="ES"/>
    </style:style>
    <style:style style:name="P133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3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3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13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T13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38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39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40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41" style:parent-style-name="Standard" style:family="paragraph">
      <style:text-properties fo:language="es" fo:country="ES"/>
    </style:style>
    <style:style style:name="T142" style:parent-style-name="Fuentedepárrafopredeter." style:family="text">
      <style:text-properties fo:language="es" fo:country="ES"/>
    </style:style>
    <style:style style:name="T143" style:parent-style-name="Fuentedepárrafopredeter." style:family="text">
      <style:text-properties fo:language="es" fo:country="ES"/>
    </style:style>
    <style:style style:name="T144" style:parent-style-name="Fuentedepárrafopredeter." style:family="text">
      <style:text-properties fo:language="es" fo:country="ES"/>
    </style:style>
    <style:style style:name="P145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4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4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P14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4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P15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5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s" fo:country="ES"/>
    </style:style>
    <style:style style:name="P152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53" style:parent-style-name="Standard" style:family="paragraph">
      <style:text-properties fo:language="es" fo:country="ES"/>
    </style:style>
    <style:style style:name="T154" style:parent-style-name="Fuentedepárrafopredeter." style:family="text">
      <style:text-properties fo:language="es" fo:country="ES"/>
    </style:style>
    <style:style style:name="T155" style:parent-style-name="Fuentedepárrafopredeter." style:family="text">
      <style:text-properties fo:language="es" fo:country="ES"/>
    </style:style>
    <style:style style:name="T156" style:parent-style-name="Fuentedepárrafopredeter." style:family="text">
      <style:text-properties fo:language="es" fo:country="ES"/>
    </style:style>
    <style:style style:name="P157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58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59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60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61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62" style:parent-style-name="Fuentedepárrafopredeter." style:family="text">
      <style:text-properties fo:font-weight="bold" style:font-weight-asian="bold" fo:font-size="14pt" style:font-size-asian="14pt" style:font-size-complex="14pt" fo:language="es" fo:country="ES"/>
    </style:style>
    <style:style style:name="T163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164" style:parent-style-name="Fuentedepárrafopredeter." style:family="text">
      <style:text-properties fo:font-weight="bold" style:font-weight-asian="bold" fo:font-size="14pt" style:font-size-asian="14pt" style:font-size-complex="14pt" fo:language="es" fo:country="ES"/>
    </style:style>
    <style:style style:name="P165" style:parent-style-name="Título3" style:family="paragraph">
      <style:text-properties fo:font-size="12pt" style:font-size-asian="12pt" style:font-size-complex="12pt"/>
    </style:style>
    <style:style style:name="T166" style:parent-style-name="Textoennegrita" style:family="text">
      <style:text-properties style:font-name="Segoe UI Emoji" style:font-name-complex="Segoe UI Emoji"/>
    </style:style>
    <style:style style:name="T167" style:parent-style-name="Fuentedepárrafopredeter." style:family="text">
      <style:text-properties style:font-name="Segoe UI Emoji" style:font-name-complex="Segoe UI Emoji"/>
    </style:style>
    <style:style style:name="P16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6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7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71" style:parent-style-name="Textoennegrita" style:family="text">
      <style:text-properties style:font-name="Segoe UI Emoji" style:font-name-complex="Segoe UI Emoji"/>
    </style:style>
    <style:style style:name="T172" style:parent-style-name="Fuentedepárrafopredeter." style:family="text">
      <style:text-properties style:font-name="Segoe UI Emoji" style:font-name-complex="Segoe UI Emoji"/>
    </style:style>
    <style:style style:name="P173" style:parent-style-name="Título3" style:family="paragraph">
      <style:text-properties fo:font-size="12pt" style:font-size-asian="12pt" style:font-size-complex="12pt"/>
    </style:style>
    <style:style style:name="T174" style:parent-style-name="Textoennegrita" style:family="text">
      <style:text-properties style:font-name="Segoe UI Emoji" style:font-name-complex="Segoe UI Emoji"/>
    </style:style>
    <style:style style:name="T175" style:parent-style-name="Fuentedepárrafopredeter." style:family="text">
      <style:text-properties style:font-name="Segoe UI Emoji" style:font-name-complex="Segoe UI Emoji"/>
    </style:style>
    <style:style style:name="T176" style:parent-style-name="Fuentedepárrafopredeter." style:family="text">
      <style:text-properties style:font-name="Segoe UI Emoji" style:font-name-complex="Segoe UI Emoji"/>
    </style:style>
    <style:style style:name="T177" style:parent-style-name="Fuentedepárrafopredeter." style:family="text">
      <style:text-properties style:font-name="Segoe UI Emoji" style:font-name-complex="Segoe UI Emoji"/>
    </style:style>
    <style:style style:name="T178" style:parent-style-name="Textoennegrita" style:family="text">
      <style:text-properties style:font-name="Segoe UI Emoji" style:font-name-complex="Segoe UI Emoji"/>
    </style:style>
    <style:style style:name="T179" style:parent-style-name="Fuentedepárrafopredeter." style:family="text">
      <style:text-properties style:font-name="Segoe UI Emoji" style:font-name-complex="Segoe UI Emoji"/>
    </style:style>
    <style:style style:name="T180" style:parent-style-name="Textoennegrita" style:family="text">
      <style:text-properties style:font-name="Segoe UI Emoji" style:font-name-complex="Segoe UI Emoji"/>
    </style:style>
    <style:style style:name="T181" style:parent-style-name="Fuentedepárrafopredeter." style:family="text">
      <style:text-properties style:font-name="Segoe UI Emoji" style:font-name-complex="Segoe UI Emoji"/>
    </style:style>
    <style:style style:name="T182" style:parent-style-name="Fuentedepárrafopredeter." style:family="text">
      <style:text-properties style:font-name="Segoe UI Emoji" style:font-name-complex="Segoe UI Emoji"/>
    </style:style>
    <style:style style:name="T183" style:parent-style-name="Textoennegrita" style:family="text">
      <style:text-properties style:font-name="Segoe UI Emoji" style:font-name-complex="Segoe UI Emoji"/>
    </style:style>
    <style:style style:name="T184" style:parent-style-name="Fuentedepárrafopredeter." style:family="text">
      <style:text-properties style:font-name="Segoe UI Emoji" style:font-name-complex="Segoe UI Emoji"/>
    </style:style>
    <style:style style:name="T185" style:parent-style-name="Fuentedepárrafopredeter." style:family="text">
      <style:text-properties style:font-name="Segoe UI Emoji" style:font-name-complex="Segoe UI Emoji"/>
    </style:style>
    <style:style style:name="P186" style:parent-style-name="Normal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P187" style:parent-style-name="Standard" style:family="paragraph">
      <style:text-properties fo:language="es" fo:country="ES"/>
    </style:style>
    <style:style style:name="P18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P189" style:parent-style-name="Standard" style:family="paragraph">
      <style:text-properties fo:language="es" fo:country="ES"/>
    </style:style>
  </office:automatic-styles>
  <office:body>
    <office:text text:use-soft-page-breaks="true">
      <text:p text:style-name="P1"><text:bookmark-start text:name="_s579y5mvwx9u"/><text:bookmark-end text:name="_s579y5mvwx9u"/></text:p>
      <text:p text:style-name="Título"><text:bookmark-start text:name="_z4yxg7ye021v"/><text:bookmark-end text:name="_z4yxg7ye021v"/></text:p>
      <text:p text:style-name="P2"><text:bookmark-start text:name="_c3e2ql7r6fh3"/><text:bookmark-end text:name="_c3e2ql7r6fh3"/><text:span text:style-name="T3">Aplicación<text:s/></text:span><text:span text:style-name="T4">Adivinar Banderas</text:span></text:p>
      <text:p text:style-name="P5"><text:bookmark-start text:name="_gon5qw3i3076"/><text:bookmark-end text:name="_gon5qw3i3076"/><text:span text:style-name="T6">Manual de usuario</text:span></text:p>
      <text:h text:style-name="P7" text:outline-level="1"><text:bookmark-start text:name="_t5tjqdrjrmcz"/><text:bookmark-end text:name="_t5tjqdrjrmcz"/><text:soft-page-break/>Índice</text:h>
      <text:list text:style-name="WWNum1">
        <text:list-item text:start-value="1">
          <text:p text:style-name="P8"><text:span text:style-name="T9">Introducción</text:span></text:p>
        </text:list-item>
      </text:list>
      <text:p text:style-name="Standard">Se justifica la necesidad de este proyecto y programa/s. Se explica qué se pretende resolver y la importancia de este software para<text:s/>un tipo de cliente potencial.</text:p>
      <text:list text:style-name="WWNum1" text:continue-numbering="true">
        <text:list-item>
          <text:p text:style-name="P10"><text:span text:style-name="T11">Requisitos mínimos</text:span></text:p>
          <text:list text:continue-numbering="true">
            <text:list-item>
              <text:p text:style-name="P12">Hardware</text:p>
            </text:list-item>
            <text:list-item>
              <text:p text:style-name="P13">SO</text:p>
            </text:list-item>
            <text:list-item>
              <text:p text:style-name="P14">Programas</text:p>
            </text:list-item>
            <text:list-item>
              <text:p text:style-name="P15">Configuración adicional (redes, seguridad, etc.)</text:p>
            </text:list-item>
          </text:list>
        </text:list-item>
        <text:list-item>
          <text:p text:style-name="P16"><text:span text:style-name="T17">Cómo instalar la aplicación</text:span></text:p>
        </text:list-item>
        <text:list-item>
          <text:p text:style-name="P18"><text:span text:style-name="T19">Cómo ejecutar la aplicación</text:span></text:p>
        </text:list-item>
        <text:list-item>
          <text:p text:style-name="P20"><text:span text:style-name="T21">Interfaz de la aplicación</text:span></text:p>
          <text:list text:continue-numbering="true">
            <text:list-item>
              <text:p text:style-name="P22">Login</text:p>
            </text:list-item>
            <text:list-item>
              <text:p text:style-name="P23">Registro</text:p>
            </text:list-item>
            <text:list-item>
              <text:p text:style-name="P24">…</text:p>
            </text:list-item>
          </text:list>
        </text:list-item>
        <text:list-item>
          <text:p text:style-name="P25"><text:span text:style-name="T26">Errores más comunes / FAQs</text:span></text:p>
          <text:list text:continue-numbering="true">
            <text:list-item>
              <text:p text:style-name="P27">Durante<text:s/>la instalación</text:p>
            </text:list-item>
            <text:list-item>
              <text:p text:style-name="P28">Durante la ejecución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P29" text:outline-level="1">Desarrollo</text:h>
      <text:p text:style-name="Standard"><text:span text:style-name="T30">1.<text:s/></text:span><text:span text:style-name="T31">Introducción</text:span></text:p>
      <text:p text:style-name="NormalWeb">El juego de Adivinar Banderas es una aplicación diseñada para desafiar y mejorar los conocimientos geográficos de los usuarios a través de un entretenido quiz de banderas. Con una interfaz intuitiva y amigable, el juego presenta al usuario una serie de banderas de diferentes países y ofrece varias opciones de respuesta. El objetivo es seleccionar la opción correcta<text:s/>y así aprender todas las banderas junto con sus países, presenta la posibilidad de ver la racha más larga, para que el usuario intente superarse a sí mismo en todo momento.</text:p>
      <text:p text:style-name="NormalWeb">Esta aplicación es ideal tanto para quienes desean aprender más sobre geografía como para aquellos que buscan un reto divertido y educativo.<text:s/>El juego es adecuado para todas las edades, desde niños en etapa escolar hasta adultos interesados en fortalecer su conocimiento sobre los países del mundo.</text:p>
      <text:p text:style-name="NormalWeb"/>
      <text:h text:style-name="Título3" text:outline-level="3">Beneficios y objetivos del juego:</text:h>
      <text:list text:style-name="LFO5" text:continue-numbering="true">
        <text:list-item>
          <text:p text:style-name="P32"><text:span text:style-name="Textoennegrita">Aprendizaje interactivo</text:span>: Ayuda a mejorar el conocimiento sobre banderas y países de forma lúdica.</text:p>
        </text:list-item>
        <text:list-item>
          <text:p text:style-name="P33"><text:span text:style-name="Textoennegrita">Diversión para todas las edades</text:span>: Diseñado para ser accesible y entretenido para todos los públicos.</text:p>
        </text:list-item>
        <text:list-item>
          <text:p text:style-name="P34"><text:span text:style-name="Textoennegrita">Competencia y superación personal</text:span>: Los usuarios pueden desafiarse a sí mismos y mejorar su puntuación en cada partida.</text:p>
        </text:list-item>
        <text:list-item>
          <text:p text:style-name="P35"><text:span text:style-name="Textoennegrita">Fácil de usar</text:span>: Interfaz sencilla que permite disfrutar del juego sin complicaciones.</text:p>
        </text:list-item>
      </text:list>
      <text:p text:style-name="NormalWeb">Con este juego, los usuarios podrán aprender de una manera dinámica y entretenida mientras ponen a prueba su conocimiento sobre las banderas del mundo. ¡Desafíate y conviértete en un experto en banderas!</text:p>
      <text:p text:style-name="P36">2. Requisitos mínimos</text:p>
      <text:h text:style-name="Título4" text:outline-level="4">2.a Hardware</text:h>
      <text:list text:style-name="LFO6" text:continue-numbering="true">
        <text:list-item>
          <text:p text:style-name="P37"><text:span text:style-name="Textoennegrita">Dispositivo móvil:</text:span><text:s/>Teléfono o tableta con al menos<text:s/><text:span text:style-name="Textoennegrita">2GB de RAM</text:span><text:s/>(cualquier dispositivo moderno debería ser suficiente).</text:p>
        </text:list-item>
        <text:list-item>
          <text:p text:style-name="P38"><text:span text:style-name="Textoennegrita">Pantalla:</text:span><text:s/>Resolución mínima de<text:s/><text:span text:style-name="Textoennegrita">720p</text:span><text:s/>para una correcta visualización de la interfaz.</text:p>
        </text:list-item>
      </text:list>
      <text:h text:style-name="Título4" text:outline-level="4">2.b Sistema Operativo (SO)</text:h>
      <text:list text:style-name="LFO7" text:continue-numbering="true">
        <text:list-item>
          <text:p text:style-name="P39"><text:span text:style-name="Textoennegrita">Android:</text:span><text:s/>Versión<text:s/><text:span text:style-name="Textoennegrita">8.0 (Oreo)</text:span><text:s/>o superior.</text:p>
        </text:list-item>
        <text:list-item>
          <text:p text:style-name="P40"><text:span text:style-name="Textoennegrita">iOS:</text:span><text:s/>No disponible (solo para Android en esta versión).</text:p>
        </text:list-item>
      </text:list>
      <text:h text:style-name="Título4" text:outline-level="4">2.c Programas</text:h>
      <text:list text:style-name="LFO8" text:continue-numbering="true">
        <text:list-item>
          <text:p text:style-name="P41">No se requiere ninguna aplicación adicional. La APK se instala y ejecuta de forma independiente.</text:p>
        </text:list-item>
      </text:list>
      <text:soft-page-break/>
      <text:h text:style-name="Título4" text:outline-level="4">2.d Configuración adicional</text:h>
      <text:list text:style-name="LFO9" text:continue-numbering="true">
        <text:list-item>
          <text:p text:style-name="P42"><text:span text:style-name="Textoennegrita">Conexión a Internet:</text:span><text:s/>Requerida para obtener las banderas desde la API.</text:p>
        </text:list-item>
        <text:list-item>
          <text:p text:style-name="P43"><text:span text:style-name="Textoennegrita">Permisos:</text:span><text:s/>Acceso a Internet debe estar habilitado para la aplicación.</text:p>
        </text:list-item>
      </text:list>
      <text:p text:style-name="P44"/>
      <text:p text:style-name="P45">3. Cómo instalar la aplicación</text:p>
      <text:p text:style-name="NormalWeb">Para instalar la aplicación en un dispositivo Android, sigue estos pasos:</text:p>
      <text:list text:style-name="LFO10" text:continue-numbering="true">
        <text:list-item>
          <text:p text:style-name="P46"><text:span text:style-name="Textoennegrita">Descargar la APK:</text:span></text:p>
          <text:list text:continue-numbering="true">
            <text:list-item>
              <text:p text:style-name="P47"><text:span text:style-name="T48">La APK se encuentra en el siguiente repositorio:<text:s/></text:span><text:a xlink:href="https://github.com/AlejandroLaredo005/Proyecto_Flutter" office:target-frame-name="_top" xlink:show="replace"><text:span text:style-name="T49">https://github.com/AlejandroLaredo005/Proyecto_Flutter</text:span></text:a><text:span text:style-name="T50"><text:s/>está en build\app\outputs\flutter-apk\app-release.apk</text:span>.</text:p>
            </text:list-item>
          </text:list>
        </text:list-item>
        <text:list-item>
          <text:p text:style-name="P51"><text:span text:style-name="Textoennegrita">Habilitar instalación de orígenes desconocidos:</text:span></text:p>
          <text:list text:continue-numbering="true">
            <text:list-item>
              <text:p text:style-name="P52">Ir a<text:s/><text:span text:style-name="Énfasis">Configuración &gt; Seguridad</text:span>.</text:p>
            </text:list-item>
            <text:list-item>
              <text:p text:style-name="P53">Activar la opción<text:s/><text:span text:style-name="Énfasis">"Permitir instalación desde orígenes desconocidos"</text:span>.</text:p>
            </text:list-item>
            <text:list-item>
              <text:p text:style-name="P54">Dependiendo de la versión de Android, puede pedir permisos en el momento de la instalación.</text:p>
            </text:list-item>
          </text:list>
        </text:list-item>
        <text:list-item>
          <text:p text:style-name="P55"><text:span text:style-name="Textoennegrita">Abrir el archivo APK y seguir las instrucciones en pantalla.</text:span></text:p>
          <text:list text:continue-numbering="true">
            <text:list-item>
              <text:p text:style-name="P56">Normalmente, solo hay que pulsar "Instalar" y esperar a que finalice el proceso.</text:p>
            </text:list-item>
          </text:list>
        </text:list-item>
        <text:list-item>
          <text:p text:style-name="P57"><text:span text:style-name="Textoennegrita">Una vez instalada, abrir la aplicación desde el menú de aplicaciones.</text:span></text:p>
        </text:list-item>
      </text:list>
      <text:p text:style-name="NormalWeb"/>
      <text:p text:style-name="P58">4. Cómo ejecutar la aplicación</text:p>
      <text:list text:style-name="LFO11" text:continue-numbering="true">
        <text:list-item>
          <text:p text:style-name="P59">Abre la aplicación<text:s/><text:span text:style-name="T60">instalada</text:span><text:s/>desde el menú de aplicaciones de tu dispositivo.</text:p>
        </text:list-item>
        <text:list-item>
          <text:p text:style-name="P61">La pantalla principal se cargará automáticamente y podrás empezar a jugar.</text:p>
        </text:list-item>
        <text:list-item>
          <text:p text:style-name="P62">Asegúrate de tener conexión a Internet para que las banderas se carguen correctamente.</text:p>
        </text:list-item>
      </text:list>
      <text:p text:style-name="NormalWeb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soft-page-break/>
      <text:p text:style-name="Normal"><text:span text:style-name="T76">5</text:span><text:span text:style-name="T77">.<text:s/></text:span><text:span text:style-name="T78">Interfaz de la Aplicación</text:span></text:p>
      <text:h text:style-name="Título4" text:outline-level="4"><text:span text:style-name="T79">5</text:span>.a<text:s/><text:span text:style-name="T80">Login</text:span></text:h>
      <text:p text:style-name="P81"><text:span text:style-name="T82">La pantalla de inicio de sesión permite a los usuarios registrados acceder a su cuenta. Para iniciar sesión, el usuario debe ingresar su<text:s/></text:span><text:span text:style-name="T83">usuario</text:span><text:span text:style-name="T84"><text:s/>y<text:s/></text:span><text:span text:style-name="T85">contraseña</text:span><text:span text:style-name="T86"><text:s/>en los campos correspondientes y pulsar el botón "</text:span><text:span text:style-name="T87">Iniciar sesión</text:span><text:span text:style-name="T88">". Si los datos son correctos, el usuario será redirigido a la pantalla de inicio.</text:span></text:p>
      <text:p text:style-name="P89"><text:span text:style-name="T90">Si el usuario no tiene una cuenta, puede registrarse seleccionando la opción "</text:span><text:span text:style-name="T91">Registrarse</text:span><text:span text:style-name="T92">".</text:span></text:p>
      <text:p text:style-name="P93"/>
      <text:h text:style-name="Título4" text:outline-level="4"><text:span text:style-name="T94">5</text:span>.<text:span text:style-name="T95">b</text:span><text:s/><text:span text:style-name="T96">Registro</text:span></text:h>
      <text:p text:style-name="P97">En esta pantalla, los nuevos usuarios pueden crear una cuenta completando los siguientes datos:</text:p>
      <text:list text:style-name="LFO12" text:continue-numbering="true">
        <text:list-item>
          <text:p text:style-name="P98"><text:span text:style-name="T99">Nombre de usuario</text:span></text:p>
        </text:list-item>
        <text:list-item>
          <text:p text:style-name="P100"><text:span text:style-name="T101">Contraseña</text:span></text:p>
        </text:list-item>
        <text:list-item>
          <text:p text:style-name="P102"><text:span text:style-name="T103">Co</text:span><text:span text:style-name="T104">nfirmar Contraseña</text:span></text:p>
        </text:list-item>
      </text:list>
      <text:p text:style-name="P105"><text:span text:style-name="T106">Después de rellenar los campos, deben pulsar el botón "</text:span><text:span text:style-name="T107">Registrarse</text:span><text:span text:style-name="T108">". Si los datos son válidos, la cuenta se creará y el usuario podrá iniciar sesión.</text:span></text:p>
      <text:p text:style-name="P109"/>
      <text:h text:style-name="Título4" text:outline-level="4"><text:span text:style-name="T110">5</text:span>.<text:span text:style-name="T111">c</text:span><text:s/><text:span text:style-name="T112">Inicio</text:span></text:h>
      <text:p text:style-name="P113"><text:span text:style-name="T114">La pantalla de inicio muestra un<text:s/></text:span><text:span text:style-name="T115">menú principal</text:span><text:span text:style-name="T116"><text:s/>con diferentes opciones para navegar dentro de la aplicación. Desde aquí, los usuarios pueden acceder a las siguientes secciones:</text:span></text:p>
      <text:list text:style-name="LFO13" text:continue-numbering="true">
        <text:list-item>
          <text:p text:style-name="P117"><text:span text:style-name="T118">Jugar</text:span><text:span text:style-name="T119">: Comienza una nueva partida.</text:span></text:p>
        </text:list-item>
        <text:list-item>
          <text:p text:style-name="P120"><text:span text:style-name="T121">Estadísticas</text:span><text:span text:style-name="T122">: Consulta el historial de partidas y récords personales.</text:span></text:p>
        </text:list-item>
        <text:list-item>
          <text:p text:style-name="P123"><text:span text:style-name="T124">Sobre Nosotros</text:span><text:span text:style-name="T125">: Información sobre la aplicación y sus desarrolladores.</text:span></text:p>
        </text:list-item>
        <text:list-item>
          <text:p text:style-name="P126"><text:span text:style-name="T127">Cerrar sesión</text:span><text:span text:style-name="T128">: Cierra la sesión actual y vuelve a la pantalla de login.</text:span></text:p>
        </text:list-item>
      </text:list>
      <text:p text:style-name="P129"/>
      <text:h text:style-name="Título4" text:outline-level="4"><text:span text:style-name="T130">5</text:span>.<text:span text:style-name="T131">d</text:span><text:s/><text:span text:style-name="T132">Juego</text:span></text:h>
      <text:p text:style-name="P133">En esta pantalla se desarrolla la mecánica principal del juego. El usuario verá:</text:p>
      <text:list text:style-name="LFO16" text:continue-numbering="true">
        <text:list-item>
          <text:p text:style-name="P134"><text:span text:style-name="T135">Una<text:s/></text:span><text:span text:style-name="T136">bandera</text:span><text:span text:style-name="T137"><text:s/>de un país aleatorio.</text:span></text:p>
        </text:list-item>
        <text:list-item>
          <text:p text:style-name="P138">Tres opciones con nombres de países.</text:p>
        </text:list-item>
        <text:list-item>
          <text:p text:style-name="P139">Racha actual de aciertos y racha máxima</text:p>
        </text:list-item>
      </text:list>
      <text:p text:style-name="P140">Si el usuario elige la respuesta correcta, su racha aumenta. Si falla, la racha se reinicia. La aplicación selecciona automáticamente una nueva bandera tras cada respuesta.</text:p>
      <text:p text:style-name="P141"/>
      <text:h text:style-name="Título4" text:outline-level="4"><text:span text:style-name="T142">5</text:span>.<text:span text:style-name="T143">e</text:span><text:s/><text:span text:style-name="T144">Estadísticas</text:span></text:h>
      <text:p text:style-name="P145">En esta pantalla, los usuarios pueden ver su desempeño en el juego. Se muestran datos como:</text:p>
      <text:list text:style-name="LFO15" text:continue-numbering="true">
        <text:list-item>
          <text:p text:style-name="P146"><text:span text:style-name="T147">Mejor racha alcanzada</text:span></text:p>
        </text:list-item>
        <text:list-item>
          <text:p text:style-name="P148"><text:span text:style-name="T149">Total de respuestas correctas</text:span></text:p>
        </text:list-item>
        <text:list-item>
          <text:p text:style-name="P150"><text:span text:style-name="T151">Total de respuestas incorrectas</text:span></text:p>
        </text:list-item>
      </text:list>
      <text:p text:style-name="P152">Esto permite al usuario hacer un seguimiento de su progreso en el juego.</text:p>
      <text:p text:style-name="P153"/>
      <text:h text:style-name="Título4" text:outline-level="4"><text:span text:style-name="T154">5</text:span>.<text:span text:style-name="T155">f</text:span><text:s/><text:span text:style-name="T156">Sobre Nosotros</text:span></text:h>
      <text:p text:style-name="P157">En esta sección, el usuario puede encontrar información sobre la aplicación y su desarrollo. Puede incluir detalles como:</text:p>
      <text:list text:style-name="LFO14" text:continue-numbering="true">
        <text:list-item>
          <text:p text:style-name="P158">Objetivo del juego.</text:p>
        </text:list-item>
        <text:list-item>
          <text:p text:style-name="P159">Nombre del desarrollador o equipo.</text:p>
        </text:list-item>
      </text:list>
      <text:p text:style-name="P160"/>
      <text:p text:style-name="P161"><text:span text:style-name="T162">6</text:span><text:span text:style-name="T163">.<text:s/></text:span><text:span text:style-name="T164">Errores más comunes / FAQs</text:span></text:p>
      <text:h text:style-name="P165" text:outline-level="3">6.a Durante la instalación</text:h>
      <text:p text:style-name="NormalWeb"><text:span text:style-name="T166">❓</text:span><text:span text:style-name="Textoennegrita"><text:s/>No puedo instalar la aplicación. ¿Qué hago?</text:span><text:line-break/><text:span text:style-name="T167">🔹</text:span><text:s/>Asegúrate de que tu dispositivo permite la instalación de aplicaciones de fuentes desconocidas (si descargaste la APK manualmente). Para activarlo:</text:p>
      <text:list text:style-name="LFO17" text:continue-numbering="true">
        <text:list-item>
          <text:p text:style-name="P168">Ve a<text:s/><text:span text:style-name="Textoennegrita">Ajustes</text:span><text:s/>&gt;<text:s/><text:span text:style-name="Textoennegrita">Seguridad</text:span>.</text:p>
        </text:list-item>
        <text:list-item>
          <text:p text:style-name="P169">Habilita la opción "<text:span text:style-name="Textoennegrita">Permitir instalación de apps desconocidas</text:span>".</text:p>
        </text:list-item>
        <text:list-item>
          <text:p text:style-name="P170">Intenta instalar la aplicación nuevamente.</text:p>
        </text:list-item>
      </text:list>
      <text:p text:style-name="NormalWeb"><text:span text:style-name="T171">❓</text:span><text:span text:style-name="Textoennegrita"><text:s/>La instalación se queda atascada o falla.</text:span><text:line-break/><text:span text:style-name="T172">🔹</text:span><text:s/>Verifica que tienes suficiente almacenamiento disponible en tu dispositivo.</text:p>
      <text:h text:style-name="P173" text:outline-level="3">6.b Durante la ejecución</text:h>
      <text:p text:style-name="NormalWeb"><text:span text:style-name="T174">❓</text:span><text:span text:style-name="Textoennegrita"><text:s/>La aplicación se cierra inesperadamente al abrirla.</text:span><text:line-break/><text:span text:style-name="T175">🔹</text:span><text:s/>Asegúrate de que tu sistema operativo es compatible con la aplicación (Android 8 o superior).<text:line-break/><text:span text:style-name="T176">🔹</text:span><text:s/>Reinicia tu dispositivo y vuelve a intentarlo.<text:line-break/><text:span text:style-name="T177">🔹</text:span><text:s/>Si el problema persiste, desinstala y vuelve a instalar la aplicación.</text:p>
      <text:soft-page-break/>
      <text:p text:style-name="NormalWeb"><text:span text:style-name="T178">❓</text:span><text:span text:style-name="Textoennegrita"><text:s/>No puedo iniciar sesión.</text:span><text:line-break/><text:span text:style-name="T179">🔹</text:span><text:s/>Verifica que estás escribiendo correctamente tu correo y contraseña.</text:p>
      <text:p text:style-name="NormalWeb"><text:span text:style-name="T180">❓</text:span><text:span text:style-name="Textoennegrita"><text:s/>No se carga la bandera en el juego.</text:span><text:line-break/><text:span text:style-name="T181">🔹</text:span><text:s/>Comprueba tu conexión a internet. Aunque la aplicación pueda funcionar sin conexión, algunas imágenes pueden requerir acceso a la red.<text:line-break/><text:span text:style-name="T182">🔹</text:span><text:s/>Cierra la aplicación y vuelve a abrirla.</text:p>
      <text:p text:style-name="NormalWeb"><text:span text:style-name="T183">❓</text:span><text:span text:style-name="Textoennegrita"><text:s/>Mis estadísticas no se actualizan.</text:span><text:line-break/><text:span text:style-name="T184">🔹</text:span><text:s/>Asegúrate de que has completado una partida correctamente.<text:line-break/><text:span text:style-name="T185">🔹</text:span><text:s/>Intenta cerrar sesión y volver a entrar para refrescar los datos.</text:p>
      <text:p text:style-name="P186"/>
      <text:p text:style-name="P187"/>
      <text:p text:style-name="P188"/>
      <text:p text:style-name="NormalWeb"/>
      <text:p text:style-name="P189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ES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uario</meta:initial-creator>
    <dc:creator>Usuario</dc:creator>
    <meta:creation-date>2025-02-07T13:30:00Z</meta:creation-date>
    <dc:date>2025-02-07T13:30:00Z</dc: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4" meta:word-count="1090" meta:character-count="7071" meta:row-count="49" meta:non-whitespace-character-count="5995"/>
  </office:meta>
</office:document-meta>
</file>